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style:font-face style:name="Lohit Devanagari1" svg:font-family="'Lohit Devanagari'"/>
    <style:font-face style:name="apple-system" svg:font-family="apple-system, BlinkMacSystemFont, 'Segoe WPC', 'Segoe UI', system-ui, Ubuntu, 'Droid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e6d8" officeooo:paragraph-rsid="000d2927"/>
    </style:style>
    <style:style style:name="P2" style:family="paragraph" style:parent-style-name="Standard">
      <style:text-properties officeooo:rsid="000d1930"/>
    </style:style>
    <style:style style:name="P3" style:family="paragraph" style:parent-style-name="Standard">
      <style:text-properties officeooo:rsid="000d1930" officeooo:paragraph-rsid="000d1930"/>
    </style:style>
    <style:style style:name="P4" style:family="paragraph" style:parent-style-name="Standard">
      <style:text-properties officeooo:paragraph-rsid="000d2927"/>
    </style:style>
    <style:style style:name="P5" style:family="paragraph" style:parent-style-name="Standard">
      <style:text-properties officeooo:paragraph-rsid="000d3410"/>
    </style:style>
    <style:style style:name="P6" style:family="paragraph" style:parent-style-name="Standard">
      <style:paragraph-properties style:line-height-at-least="0.198in"/>
      <style:text-properties fo:color="#bbbebf" fo:background-color="#121314"/>
    </style:style>
    <style:style style:name="P7" style:family="paragraph" style:parent-style-name="Standard">
      <style:paragraph-properties style:line-height-at-least="0.198in"/>
      <style:text-properties fo:color="#bbbebf" officeooo:paragraph-rsid="001080a0" fo:background-color="#121314"/>
    </style:style>
    <style:style style:name="P8" style:family="paragraph" style:parent-style-name="Standard">
      <style:paragraph-properties style:line-height-at-least="0.198in"/>
      <style:text-properties fo:color="#bbbebf" officeooo:paragraph-rsid="001814a9" fo:background-color="#121314"/>
    </style:style>
    <style:style style:name="P9" style:family="paragraph" style:parent-style-name="Standard">
      <style:text-properties fo:color="#bbbebf" officeooo:rsid="000f69df" officeooo:paragraph-rsid="000d2927" fo:background-color="#121314"/>
    </style:style>
    <style:style style:name="P10" style:family="paragraph" style:parent-style-name="Standard">
      <style:paragraph-properties style:line-height-at-least="0.198in"/>
      <style:text-properties fo:color="#bbbebf" officeooo:rsid="001080a0" officeooo:paragraph-rsid="001080a0" fo:background-color="#121314"/>
    </style:style>
    <style:style style:name="P11" style:family="paragraph" style:parent-style-name="Standard">
      <style:paragraph-properties style:line-height-at-least="0.198in"/>
      <style:text-properties fo:color="#bbbebf" officeooo:rsid="0010ff87" officeooo:paragraph-rsid="0010ff87" fo:background-color="#121314"/>
    </style:style>
    <style:style style:name="P12" style:family="paragraph" style:parent-style-name="Standard">
      <style:paragraph-properties style:line-height-at-least="0.198in"/>
      <style:text-properties fo:color="#bbbebf" style:font-name="Droid Sans Mono" fo:font-size="10.5pt" fo:font-weight="normal" fo:background-color="#121314"/>
    </style:style>
    <style:style style:name="P13" style:family="paragraph" style:parent-style-name="Standard">
      <style:paragraph-properties style:line-height-at-least="0.198in"/>
      <style:text-properties fo:color="#bbbebf" style:font-name="Droid Sans Mono" fo:font-size="10.5pt" fo:font-weight="normal" officeooo:rsid="001080a0" officeooo:paragraph-rsid="001080a0" fo:background-color="#121314"/>
    </style:style>
    <style:style style:name="P14" style:family="paragraph" style:parent-style-name="Standard">
      <style:paragraph-properties style:line-height-at-least="0.198in"/>
      <style:text-properties officeooo:paragraph-rsid="0012fd17"/>
    </style:style>
    <style:style style:name="P15" style:family="paragraph" style:parent-style-name="Standard">
      <style:paragraph-properties style:line-height-at-least="0.198in"/>
      <style:text-properties officeooo:paragraph-rsid="00146876"/>
    </style:style>
    <style:style style:name="P16" style:family="paragraph" style:parent-style-name="Standard">
      <style:paragraph-properties style:line-height-at-least="0.198in"/>
      <style:text-properties officeooo:paragraph-rsid="0014eb64"/>
    </style:style>
    <style:style style:name="P17" style:family="paragraph" style:parent-style-name="Standard">
      <style:paragraph-properties style:line-height-at-least="0.198in"/>
      <style:text-properties officeooo:paragraph-rsid="001814a9"/>
    </style:style>
    <style:style style:name="P18" style:family="paragraph" style:parent-style-name="Standard">
      <style:paragraph-properties fo:text-align="center" style:justify-single-word="false"/>
      <style:text-properties fo:font-size="14pt" officeooo:rsid="0014eb64" officeooo:paragraph-rsid="0014eb64" style:font-size-asian="14pt" style:font-size-complex="14pt"/>
    </style:style>
    <style:style style:name="P19" style:family="paragraph" style:parent-style-name="Standard">
      <style:text-properties officeooo:rsid="000f69df" officeooo:paragraph-rsid="000d2927"/>
    </style:style>
    <style:style style:name="P20" style:family="paragraph" style:parent-style-name="Standard">
      <style:text-properties officeooo:rsid="00181854" officeooo:paragraph-rsid="00181854"/>
    </style:style>
    <style:style style:name="T1" style:family="text">
      <style:text-properties officeooo:rsid="0009f839"/>
    </style:style>
    <style:style style:name="T2" style:family="text">
      <style:text-properties officeooo:rsid="000a274e"/>
    </style:style>
    <style:style style:name="T3" style:family="text">
      <style:text-properties officeooo:rsid="000d1930"/>
    </style:style>
    <style:style style:name="T4" style:family="text">
      <style:text-properties officeooo:rsid="000d3410"/>
    </style:style>
    <style:style style:name="T5" style:family="text">
      <style:text-properties style:font-name="Droid Sans Mono" fo:font-size="10.5pt" fo:font-weight="normal"/>
    </style:style>
    <style:style style:name="T6" style:family="text">
      <style:text-properties style:font-name="Droid Sans Mono" fo:font-size="10.5pt" fo:font-weight="normal" officeooo:rsid="001080a0"/>
    </style:style>
    <style:style style:name="T7" style:family="text">
      <style:text-properties style:font-name="Droid Sans Mono" fo:font-size="10.5pt" fo:font-weight="normal" officeooo:rsid="0012fd17"/>
    </style:style>
    <style:style style:name="T8" style:family="text">
      <style:text-properties style:font-name-asian="Droid Sans Mono" style:font-size-asian="10.5pt" style:font-weight-asian="normal"/>
    </style:style>
    <style:style style:name="T9" style:family="text">
      <style:text-properties fo:color="#ffa657" style:font-name="Droid Sans Mono" fo:font-size="10.5pt" fo:font-weight="normal"/>
    </style:style>
    <style:style style:name="T10" style:family="text">
      <style:text-properties fo:color="#ffa657" style:font-name="Droid Sans Mono" fo:font-size="10.5pt" fo:font-weight="normal" fo:background-color="#121314" loext:char-shading-value="0"/>
    </style:style>
    <style:style style:name="T11" style:family="text">
      <style:text-properties fo:color="#bbbebf" style:font-name="Droid Sans Mono" fo:font-size="10.5pt" fo:font-weight="normal" fo:background-color="#121314" loext:char-shading-value="0"/>
    </style:style>
    <style:style style:name="T12" style:family="text">
      <style:text-properties fo:color="#bbbebf" style:font-name="Droid Sans Mono" fo:font-size="10.5pt" fo:font-weight="normal" officeooo:rsid="0012fd17" fo:background-color="#121314" loext:char-shading-value="0"/>
    </style:style>
    <style:style style:name="T13" style:family="text">
      <style:text-properties fo:color="#bbbebf" fo:background-color="#121314" loext:char-shading-value="0"/>
    </style:style>
    <style:style style:name="T14" style:family="text">
      <style:text-properties fo:color="#bbbebf" fo:background-color="#121314" loext:char-shading-value="0" style:font-name-asian="Droid Sans Mono" style:font-size-asian="10.5pt" style:font-weight-asian="normal"/>
    </style:style>
    <style:style style:name="T15" style:family="text">
      <style:text-properties fo:color="#79c0ff" style:font-name="Droid Sans Mono" fo:font-size="10.5pt" fo:font-weight="bold"/>
    </style:style>
    <style:style style:name="T16" style:family="text">
      <style:text-properties fo:color="#79c0ff" style:font-name="Droid Sans Mono" fo:font-size="10.5pt" fo:font-weight="normal" style:font-name-asian="Droid Sans Mono" style:font-size-asian="10.5pt" style:font-weight-asian="bold"/>
    </style:style>
    <style:style style:name="T17" style:family="text">
      <style:text-properties fo:color="#c586c0"/>
    </style:style>
    <style:style style:name="T18" style:family="text">
      <style:text-properties fo:color="#d4d4d4"/>
    </style:style>
    <style:style style:name="T19" style:family="text">
      <style:text-properties fo:color="#d4d4d4" style:font-name="Droid Sans Mono" fo:font-size="10.5pt" fo:font-weight="normal"/>
    </style:style>
    <style:style style:name="T20" style:family="text">
      <style:text-properties fo:color="#d4d4d4" style:font-name="Droid Sans Mono" fo:font-size="10.5pt" fo:font-weight="normal" fo:background-color="#121314" loext:char-shading-value="0"/>
    </style:style>
    <style:style style:name="T21" style:family="text">
      <style:text-properties fo:color="#b5cea8"/>
    </style:style>
    <style:style style:name="T22" style:family="text">
      <style:text-properties fo:color="#b5cea8" style:font-name="Droid Sans Mono" fo:font-size="10.5pt" fo:font-weight="normal"/>
    </style:style>
    <style:style style:name="T23" style:family="text">
      <style:text-properties fo:color="#8b949e" style:font-name="Droid Sans Mono" fo:font-size="10.5pt" fo:font-weight="normal"/>
    </style:style>
    <style:style style:name="T24" style:family="text">
      <style:text-properties fo:color="#8b949e" style:font-name="Droid Sans Mono" fo:font-size="10.5pt" fo:font-weight="normal" officeooo:rsid="001080a0"/>
    </style:style>
    <style:style style:name="T25" style:family="text">
      <style:text-properties fo:color="#8b949e" style:font-name="Droid Sans Mono" fo:font-size="10.5pt" fo:font-weight="normal" officeooo:rsid="001080a0" style:font-name-asian="Droid Sans Mono" style:font-size-asian="10.5pt" style:font-weight-asian="normal"/>
    </style:style>
    <style:style style:name="T26" style:family="text">
      <style:text-properties fo:color="#8b949e" style:font-name-asian="Droid Sans Mono" style:font-size-asian="10.5pt" style:font-weight-asian="normal"/>
    </style:style>
    <style:style style:name="T27" style:family="text">
      <style:text-properties fo:color="#d2a8ff" style:font-name="Droid Sans Mono" fo:font-size="10.5pt" fo:font-weight="normal" fo:background-color="#121314" loext:char-shading-value="0"/>
    </style:style>
    <style:style style:name="T28" style:family="text">
      <style:text-properties fo:color="#d2a8ff" style:font-name="Droid Sans Mono" fo:font-size="10.5pt" fo:font-weight="normal" officeooo:rsid="0012fd17" fo:background-color="#121314" loext:char-shading-value="0"/>
    </style:style>
    <style:style style:name="T29" style:family="text">
      <style:text-properties fo:color="#d2a8ff" style:font-name="Droid Sans Mono" fo:font-size="10.5pt" fo:font-weight="normal" officeooo:rsid="00146876" fo:background-color="#121314" loext:char-shading-value="0"/>
    </style:style>
    <style:style style:name="T30" style:family="text">
      <style:text-properties fo:color="#569cd6" style:font-name="Droid Sans Mono" fo:font-size="10.5pt" fo:font-weight="normal" fo:background-color="#121314" loext:char-shading-value="0"/>
    </style:style>
    <style:style style:name="T31" style:family="text">
      <style:text-properties fo:font-variant="normal" fo:text-transform="none" fo:color="#bbbebf" style:font-name="Droid Sans Mono" fo:font-size="10.5pt" fo:letter-spacing="normal" fo:font-style="normal" fo:font-weight="normal" officeooo:rsid="0012fd17" loext:padding="0in" loext:border="none"/>
    </style:style>
    <style:style style:name="T32" style:family="text">
      <style:text-properties fo:font-variant="normal" fo:text-transform="none" fo:color="#bbbebf" style:font-name="Droid Sans Mono" fo:font-size="10.5pt" fo:letter-spacing="normal" fo:font-style="normal" fo:font-weight="normal" loext:padding="0in" loext:border="none"/>
    </style:style>
    <style:style style:name="T33" style:family="text">
      <style:text-properties fo:font-variant="normal" fo:text-transform="none" fo:color="#bbbebf" style:font-name="Droid Sans Mono" fo:font-size="10.5pt" fo:letter-spacing="normal" fo:font-style="normal" fo:font-weight="normal" officeooo:rsid="0012fd17" fo:background-color="#121314" loext:char-shading-value="0" style:font-name-asian="apple-system" style:font-style-asian="normal" style:font-weight-asian="normal" loext:padding="0in" loext:border="none"/>
    </style:style>
    <style:style style:name="T34" style:family="text">
      <style:text-properties fo:font-variant="normal" fo:text-transform="none" fo:color="#bbbebf" style:font-name="Droid Sans Mono" fo:font-size="10.5pt" fo:letter-spacing="normal" fo:font-style="normal" fo:font-weight="normal" officeooo:rsid="0012fd17" fo:background-color="#121314" loext:char-shading-value="0" loext:padding="0in" loext:border="none"/>
    </style:style>
    <style:style style:name="T35" style:family="text">
      <style:text-properties fo:font-variant="normal" fo:text-transform="none" fo:color="#bbbebf" style:font-name="Droid Sans Mono" fo:font-size="10.5pt" fo:letter-spacing="normal" fo:font-style="normal" fo:font-weight="normal" officeooo:rsid="00146876" fo:background-color="#121314" loext:char-shading-value="0" loext:padding="0in" loext:border="none"/>
    </style:style>
    <style:style style:name="T36" style:family="text">
      <style:text-properties fo:font-variant="normal" fo:text-transform="none" fo:color="#bbbebf" style:font-name="Droid Sans Mono" fo:font-size="10.5pt" fo:letter-spacing="normal" fo:font-style="normal" fo:font-weight="normal" officeooo:rsid="001080a0" fo:background-color="#121314" loext:char-shading-value="0" loext:padding="0in" loext:border="none"/>
    </style:style>
    <style:style style:name="T37" style:family="text">
      <style:text-properties fo:font-variant="normal" fo:text-transform="none" fo:color="#bbbebf" style:font-name="Droid Sans Mono" fo:font-size="10.5pt" fo:letter-spacing="normal" fo:font-style="normal" fo:font-weight="normal" officeooo:rsid="0014eb64" fo:background-color="#121314" loext:char-shading-value="0" loext:padding="0in" loext:border="none"/>
    </style:style>
    <style:style style:name="T38" style:family="text">
      <style:text-properties fo:font-variant="normal" fo:text-transform="none" fo:color="#bbbebf" style:font-name="Droid Sans Mono" fo:font-size="10.5pt" fo:letter-spacing="normal" fo:font-style="normal" fo:font-weight="normal" officeooo:rsid="001814a9" fo:background-color="#121314" loext:char-shading-value="0" loext:padding="0in" loext:border="none"/>
    </style:style>
    <style:style style:name="T39" style:family="text">
      <style:text-properties fo:font-variant="normal" fo:text-transform="none" fo:color="#bbbebf" style:font-name="Droid Sans Mono" fo:font-size="10.5pt" fo:letter-spacing="normal" fo:font-style="normal" fo:font-weight="normal" officeooo:rsid="001814a9" fo:background-color="#121314" loext:char-shading-value="0" style:font-name-asian="Droid Sans Mono" style:font-size-asian="10.5pt" style:font-weight-asian="normal" loext:padding="0in" loext:border="none"/>
    </style:style>
    <style:style style:name="T40" style:family="text">
      <style:text-properties fo:font-variant="normal" fo:text-transform="none" fo:color="#bbbebf" style:font-name="Droid Sans Mono" fo:font-size="10.5pt" fo:letter-spacing="normal" fo:font-style="normal" fo:font-weight="normal" officeooo:rsid="0014eb64" fo:background-color="#121314" loext:char-shading-value="0" style:font-size-asian="10.5pt" style:font-weight-asian="normal" loext:padding="0in" loext:border="none"/>
    </style:style>
    <style:style style:name="T41" style:family="text">
      <style:text-properties fo:font-variant="normal" fo:text-transform="none" fo:color="#bbbebf" style:font-name="Droid Sans Mono" fo:font-size="10.5pt" fo:letter-spacing="normal" fo:font-style="normal" fo:font-weight="normal" fo:background-color="#121314" loext:char-shading-value="0" loext:padding="0in" loext:border="none"/>
    </style:style>
    <style:style style:name="T42" style:family="text">
      <style:text-properties fo:font-variant="normal" fo:text-transform="none" fo:color="#bbbebf" style:font-name="Droid Sans Mono" fo:font-size="10.5pt" fo:letter-spacing="normal" fo:font-style="normal" fo:font-weight="normal" officeooo:rsid="00146876" loext:padding="0in" loext:border="none"/>
    </style:style>
    <style:style style:name="T43" style:family="text">
      <style:text-properties fo:font-variant="normal" fo:text-transform="none" fo:color="#bbbebf" style:font-name="apple-system" fo:font-size="10.5pt" fo:letter-spacing="normal" fo:font-style="normal" fo:font-weight="normal" officeooo:rsid="0012fd17" fo:background-color="#121314" loext:char-shading-value="0" loext:padding="0in" loext:border="none"/>
    </style:style>
    <style:style style:name="T44" style:family="text">
      <style:text-properties fo:font-variant="normal" fo:text-transform="none" fo:color="#bbbebf" fo:font-size="10.5pt" fo:letter-spacing="normal" fo:font-style="normal" fo:font-weight="normal" officeooo:rsid="0012fd17" fo:background-color="#121314" loext:char-shading-value="0" loext:padding="0in" loext:border="none"/>
    </style:style>
    <style:style style:name="T45" style:family="text">
      <style:text-properties fo:font-variant="normal" fo:text-transform="none" fo:color="#bbbebf" fo:font-size="10.5pt" fo:letter-spacing="normal" fo:font-style="normal" fo:font-weight="normal" officeooo:rsid="00146876" fo:background-color="#121314" loext:char-shading-value="0" loext:padding="0in" loext:border="none"/>
    </style:style>
    <style:style style:name="T46" style:family="text">
      <style:text-properties fo:font-variant="normal" fo:text-transform="none" fo:color="#bbbebf" fo:font-size="10.5pt" fo:letter-spacing="normal" fo:font-style="normal" fo:font-weight="normal" officeooo:rsid="0014eb64" fo:background-color="#121314" loext:char-shading-value="0" loext:padding="0in" loext:border="none"/>
    </style:style>
    <style:style style:name="T47" style:family="text">
      <style:text-properties fo:font-variant="normal" fo:text-transform="none" fo:color="#9b9b9b" style:font-name="Droid Sans Mono" fo:font-size="10.5pt" fo:letter-spacing="normal" fo:font-style="normal" fo:font-weight="normal" loext:padding="0in" loext:border="none"/>
    </style:style>
    <style:style style:name="T48" style:family="text">
      <style:text-properties fo:font-variant="normal" fo:text-transform="none" fo:color="#9b9b9b" style:font-name="Droid Sans Mono" fo:font-size="10.5pt" fo:letter-spacing="normal" fo:font-style="normal" fo:font-weight="normal" officeooo:rsid="0012fd17" loext:padding="0in" loext:border="none"/>
    </style:style>
    <style:style style:name="T49" style:family="text">
      <style:text-properties fo:font-variant="normal" fo:text-transform="none" fo:color="#9b9b9b" fo:letter-spacing="normal" loext:padding="0in" loext:border="none"/>
    </style:style>
    <style:style style:name="T50" style:family="text">
      <style:text-properties fo:font-variant="normal" fo:text-transform="none" fo:color="#d2a8ff" style:font-name="Droid Sans Mono" fo:font-size="10.5pt" fo:letter-spacing="normal" fo:font-style="normal" fo:font-weight="normal" officeooo:rsid="0012fd17" fo:background-color="#121314" loext:char-shading-value="0" loext:padding="0in" loext:border="none"/>
    </style:style>
    <style:style style:name="T51" style:family="text">
      <style:text-properties fo:font-variant="normal" fo:text-transform="none" style:font-name="Droid Sans Mono" fo:font-size="10.5pt" fo:letter-spacing="normal" fo:font-style="normal" fo:font-weight="normal" officeooo:rsid="0014eb64" style:font-size-asian="10.5pt" style:font-weight-asian="normal" loext:padding="0in" loext:border="none"/>
    </style:style>
    <style:style style:name="T52" style:family="text">
      <style:text-properties fo:font-variant="normal" fo:text-transform="none" fo:color="#79c0ff" style:font-name="Droid Sans Mono" fo:font-size="10.5pt" fo:letter-spacing="normal" fo:font-style="normal" fo:font-weight="bold" officeooo:rsid="0014eb64" fo:background-color="#121314" loext:char-shading-value="0" style:font-size-asian="10.5pt" style:font-weight-asian="normal" loext:padding="0in" loext:border="none"/>
    </style:style>
    <style:style style:name="T53" style:family="text">
      <style:text-properties fo:font-variant="normal" fo:text-transform="none" fo:color="#79c0ff" style:font-name="Droid Sans Mono" fo:font-size="10.5pt" fo:letter-spacing="normal" fo:font-style="normal" fo:font-weight="normal" officeooo:rsid="0014eb64" fo:background-color="#121314" loext:char-shading-value="0" style:font-name-asian="Droid Sans Mono" style:font-size-asian="10.5pt" style:font-weight-asian="bold"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8">Prompt <text:s/>Questions</text:p>
      <text:p text:style-name="P3"/>
      <text:p text:style-name="P4">帮我处理一个问题： 这里有一个算子，名叫<text:span text:style-name="T1">quant_dequant_hif8, <text:s/>其作用是把输入的bf16或者fp32的数据，先quant成hif8， 再dequant回去原数据类型，然后再将这个数据传输给下游网络。所以这个算子的目的其实就是实现了一个模拟低精度量化操作的误差损失操作。 <text:s text:c="2"/>当然，在输入之前需要计算好被处理tensor的scale， 然后利用这个scale乘以本身tensor求得</text:span><text:span text:style-name="T3">scaled</text:span><text:span text:style-name="T1">_</text:span><text:span text:style-name="T3">tensor, 再将scaled_tensor输入到这个方针算子求得quantized_tensor</text:span><text:span text:style-name="T1">。 <text:s text:c="3"/></text:span></text:p>
      <text:p text:style-name="P1"/>
      <text:p text:style-name="P5">然后我现在想把整个项目的<text:span text:style-name="T4">中osp走npu这一支 </text:span><text:span text:style-name="T1">Dit</text:span>的<text:span text:style-name="T1">nn.</text:span>linear层都置换成这种 <text:s/><text:span text:style-name="T1">hif8_linear, 这个算子暂时没有具体</text:span><text:span text:style-name="T4">的内容， 你就先用名字假设import进来里； <text:s text:c="2"/></text:span><text:span text:style-name="T1">请你首先帮我找出整网代码中使用了nn.linear的部分（主要是Q <text:s/>K <text:s/>V <text:s/>Out <text:s/>和 ffn的两个） <text:s text:c="3"/>2， 其次是写一个hif8_linear的class， <text:s/>这个class的输入就是被处理的tensor，然后内部有计算scale的函数</text:span><text:span text:style-name="T4">，以及计算</text:span><text:span text:style-name="T3">caled</text:span><text:span text:style-name="T1">_</text:span><text:span text:style-name="T3">tensor</text:span><text:span text:style-name="T1">，然后调用quant_dequant_hif8算子进行处理</text:span><text:span text:style-name="T4">s</text:span><text:span text:style-name="T3">caled</text:span><text:span text:style-name="T1">_</text:span><text:span text:style-name="T3">tensor得到quantized_tensor</text:span><text:span text:style-name="T4">， 输出之后再除以scale还原回原先的数据类型</text:span><text:span text:style-name="T2">； 3， 在config的1.3Byaml文件基础上新建一个1.3B_hif8.yaml, <text:s/>加上quant</text:span><text:span text:style-name="T4">， scale_max_forward, scale_max_backward这些</text:span><text:span text:style-name="T2">参数，如果</text:span><text:span text:style-name="T4">quant</text:span><text:span text:style-name="T2">是hif8 <text:s/>则调用2中写好的函数； 如果是none， 则正常调用nn.linear 。</text:span><text:span text:style-name="T4">4. 如3中所说， 要同时考虑前向和反向时候的量化， 前向时候scale_max_forward=15; <text:s/>反向时候是224； <text:s/></text:span><text:span text:style-name="T2"><text:s/>5， 帮我搜索整个项目中具体DiT模块的实现是在哪个文件夹夹的哪个文件？以及前向</text:span><text:span text:style-name="T4">和反向部分的定义， 帮我理解这整个项目。</text:span></text:p>
      <text:p text:style-name="P4"/>
      <text:p text:style-name="P1">现在再补充两点： 1， <text:span text:style-name="T4">我所有关注点是train_osp这一路的NPU实现， 不关心传统wan和GPU， </text:span>现在启动的是 <text:s/>/home/zzz/Desktop/TorchDiff/scripts/train/npu/train_osp_1_3b.sh <text:s text:c="2"/>其对应的yaml文件是 /home/zzz/Desktop/TorchDiff/configs/train/npu/osp_1_3b.yaml <text:s text:c="2"/>我现在的配置是八卡一个服务器节点， 然后再yaml文件中可以先把profiling关掉， 那部分对应的npu profiling有问题。 <text:s/>然后入口文件是 /home/zzz/Desktop/TorchDiff/train/train_osp.py</text:p>
      <text:p text:style-name="P4"/>
      <text:p text:style-name="P4"/>
      <text:p text:style-name="P1">此外<text:span text:style-name="T4">： </text:span>1. 我想知道这个train_osp。py <text:s/>是怎么调用wan模型的， 调用的哪部分，还是torchdiff里面那些吗？ <text:s/>然后其对应的linear和fa，以及skiprase attention 又分别是走的哪里？帮我把这个架构梳理一下</text:p>
      <text:p text:style-name="P1">2. 同时根据以上信息重新修改上个需求中的hif8——linear算子</text:p>
      <text:p text:style-name="P1"/>
      <text:p text:style-name="P1"/>
      <text:p text:style-name="P1"/>
      <text:p text:style-name="P1"/>
      <text:p text:style-name="P9"><text:span text:style-name="T9">1.</text:span><text:span text:style-name="T5"> </text:span><text:span text:style-name="T8">将刚刚到总结携程一个</text:span><text:span text:style-name="T5">md</text:span><text:span text:style-name="T8">文件，命名为</text:span><text:span text:style-name="T5">osp_npu_1.3B_summary.md</text:span></text:p>
      <text:p text:style-name="P6"><text:span text:style-name="T5">2, ospnext</text:span><text:span text:style-name="T8">中的</text:span><text:span text:style-name="T5">selfattention</text:span><text:span text:style-name="T8">、</text:span><text:span text:style-name="T5">crossattention </text:span><text:span text:style-name="T8">和 后面 </text:span><text:span text:style-name="T5">ttention_with_mask() ← torchdiff/modules/attention.py </text:span><text:span text:style-name="T8">中的 </text:span><text:span text:style-name="T5">caled_dot_product_attention </text:span><text:span text:style-name="T8">有什么区别， 他们是散步再不同层吗？也就是说使用</text:span><text:span text:style-name="T5">skiparse attention</text:span><text:span text:style-name="T8">的层使用前面的</text:span><text:span text:style-name="T5">self/cross attention, </text:span><text:span text:style-name="T8">然后不使用</text:span><text:span text:style-name="T5">skiparse </text:span><text:span text:style-name="T8">机制的就使用原先的</text:span><text:span text:style-name="T5">fa2/fa3(GPU) </text:span><text:span text:style-name="T8">或者 </text:span><text:span text:style-name="T5">caled_dot_product_attention(npu)</text:span><text:span text:style-name="T8">中？ 是这样吗？</text:span></text:p>
      <text:p text:style-name="P6"><text:span text:style-name="T5">3</text:span><text:span text:style-name="T8">，进一步，话说这个 </text:span><text:span text:style-name="T5">caled_dot_product_attention </text:span><text:span text:style-name="T8">是不是就是</text:span><text:span text:style-name="T5">torch_npu</text:span><text:span text:style-name="T8">中的最基础</text:span><text:span text:style-name="T5">attention</text:span><text:span text:style-name="T8">实现？ 然后所谓的再某些层实施了的这个</text:span><text:span text:style-name="T5">skiparse attention </text:span><text:span text:style-name="T8">是不是核心就是</text:span><text:span text:style-name="T5">skiparse rearrange + all_to_all (NPU CP) </text:span></text:p>
      <text:p text:style-name="P12"/>
      <text:p text:style-name="P12"/>
      <text:p text:style-name="P12"/>
      <text:p text:style-name="P7"><text:span text:style-name="T6">1. <text:s/>再“</text:span><text:span text:style-name="T15">NPU mask</text:span><text:span text:style-name="T16">处理的特殊性</text:span><text:span text:style-name="T6">” <text:s/>这里， 详细讲一下“</text:span><text:span text:style-name="T24"># NPU</text:span><text:span text:style-name="T25">需要 </text:span><text:span text:style-name="T24">[B, 1, Nq, Nkv] </text:span><text:span text:style-name="T25">形状（显式展开</text:span><text:span text:style-name="T24">Q</text:span><text:span text:style-name="T25">维度）</text:span></text:p>
      <text:p text:style-name="P12"><text:span text:style-name="T17">if</text:span><text:span text:style-name="T18"> is_npu_available():</text:span></text:p>
      <text:p text:style-name="P12"><text:soft-page-break/><text:span text:style-name="T18">q_len = q.shape[</text:span><text:span text:style-name="T21">2</text:span><text:span text:style-name="T18">]</text:span></text:p>
      <text:p text:style-name="P7"><text:span text:style-name="T19">attn_mask = attn_mask.expand(-</text:span><text:span text:style-name="T22">1</text:span><text:span text:style-name="T19">, -</text:span><text:span text:style-name="T22">1</text:span><text:span text:style-name="T19">, q_len, -</text:span><text:span text:style-name="T22">1</text:span><text:span text:style-name="T19">) </text:span><text:span text:style-name="T23"># GPU</text:span><text:span text:style-name="T26">可以</text:span><text:span text:style-name="T23">broadcast</text:span><text:span text:style-name="T26">，</text:span><text:span text:style-name="T23">NPU</text:span><text:span text:style-name="T26">不行</text:span><text:span text:style-name="T6">” <text:s text:c="4"/>这里的atten_mask是起什么作用的？wan2.1中没有这个mask是吗？ 这里的mask实现再原先代码中有展示吗？ <text:s text:c="7"/></text:span></text:p>
      <text:p text:style-name="P13">2. <text:s/>rearrnage这个核心操作对应于npu中的什么底层算子啊？</text:p>
      <text:p text:style-name="P13">3. <text:s/>那三种block类型哪种是标准的fa的， 哪种是使用了skiparse atten的？</text:p>
      <text:p text:style-name="P13">4. <text:s/>linear <text:s/>的hif8 改造这块， 请注意把weight也按这样修改，就是也要求scale——Weight， 再sacle化， 再量化，再反量化， <text:s/>最后每个linear的乘积是两个反量化后的结果相乘。 <text:s/>这要相应的修改具体代码的实现部分</text:p>
      <text:p text:style-name="P13">5. 帮我解释为什么这个skiparse单纯使用重排就能够实现attention的计算量减少，尤其是你提到里其实后面接什么样的attention根本感知不到前面的操作，</text:p>
      <text:p text:style-name="P11"><text:span text:style-name="T5">6， 将以上修改和说明更新到</text:span><text:span text:style-name="T6">osp_npu_1.3B_summary.md <text:s/>中</text:span></text:p>
      <text:p text:style-name="P13"/>
      <text:p text:style-name="P13"/>
      <text:p text:style-name="P13"/>
      <text:p text:style-name="P13"/>
      <text:p text:style-name="P10"><text:span text:style-name="T5">继续追问</text:span><text:span text:style-name="T7">：</text:span></text:p>
      <text:p text:style-name="P14"><text:span text:style-name="T12">1. </text:span><text:span text:style-name="T28">pre_self_attn_all_to_all <text:s/>和 <text:s/>post_self_attn_all_to_all这个函数做了什么工作？他涉及哪些算子？</text:span><text:span text:style-name="Source_20_Text"><text:span text:style-name="T31">CP: scatter seq to ranks <text:s/>这是</text:span></text:span><text:span text:style-name="Source_20_Text"><text:span text:style-name="T42">在说什么？</text:span></text:span></text:p>
      <text:p text:style-name="P15"><text:span text:style-name="Source_20_Text"><text:span text:style-name="T42">2. </text:span></text:span><text:span text:style-name="Source_20_Text"><text:span text:style-name="T50">post_self_attn_all_to_all这个函数做了什么工作？他涉及哪些算子？</text:span></text:span><text:span text:style-name="Source_20_Text"><text:span text:style-name="T44"> </text:span></text:span><text:span text:style-name="Source_20_Text"><text:span text:style-name="T34">CP: gather seq back</text:span></text:span></text:p>
      <text:p text:style-name="P15"><text:span text:style-name="Source_20_Text"><text:span text:style-name="T50">在说什么？</text:span></text:span></text:p>
      <text:p text:style-name="P14"><text:span text:style-name="Source_20_Text"><text:span text:style-name="T35">3.</text:span></text:span><text:span text:style-name="T28"> 众多的</text:span><text:span text:style-name="T27">@maybe_compile</text:span><text:span text:style-name="T11">(</text:span><text:span text:style-name="T10">disable</text:span><text:span text:style-name="T20">=</text:span><text:span text:style-name="T30">True</text:span><text:span text:style-name="T11">)</text:span><text:span text:style-name="T28"> <text:s text:c="2"/>这是干什么用的？</text:span></text:p>
      <text:p text:style-name="P14"><text:span text:style-name="T29">4</text:span><text:span text:style-name="T28">. <text:s text:c="3"/></text:span><text:bookmark text:name="84-代码实现hif8_linearpy-核心逻辑"/><text:span text:style-name="Source_20_Text"><text:span text:style-name="T43">hif8_linear.py </text:span></text:span><text:span text:style-name="Source_20_Text"><text:span text:style-name="T33">核心逻辑实现中， </text:span></text:span><text:span text:style-name="Source_20_Text"><text:span text:style-name="T49"><text:s text:c="4"/></text:span></text:span><text:span text:style-name="Source_20_Text"><text:span text:style-name="T47">@staticmethod <text:s/>这是python</text:span></text:span><text:span text:style-name="Source_20_Text"><text:span text:style-name="T48">的什么用法， 起什么作用》？ <text:s text:c="2"/>其次， </text:span></text:span><text:span text:style-name="Source_20_Text"><text:span text:style-name="T32">ctx.save_for_backward(x_q, w_q, tensor(scale_max_backward)) <text:s/>这个ctx</text:span></text:span><text:span text:style-name="Source_20_Text"><text:span text:style-name="T31">是干什么用的， 是一个什么形式， 怎么保存的后面的哪些特性？</text:span></text:span></text:p>
      <text:p text:style-name="P14"><text:span text:style-name="Source_20_Text"><text:span text:style-name="T42">5. 再帮我解释一下项目中的各种cp_size是怎么影响后面单卡上seq的切分的，比如说八卡机器， fsdp=8, 我设置cp=4 <text:s text:c="2"/>skiparse_cp=2, <text:s/>这是yaml中的标准设置， 为什么求attention之前输入的shape是 1，16380， 12， 128之类的， 顺序我可能记错里， 但这里12*128=1536是dimension， 就是那个seq的16380是什么意思， 为什么不是32760//8=4095？ <text:s/>不用解释32760怎么来的， 针对480P的这个计算我知道。</text:span></text:span></text:p>
      <text:p text:style-name="P15"><text:span text:style-name="Source_20_Text"><text:span text:style-name="T42">6. 结合/home/zzz/Desktop/TorchDiff/torchdiff/distributed这个文件夹中的各种文件， 分别解释一下再多卡或者甚至多级多卡上这几个文件分别起到了什么作用， 尤其是cp_state.py这个文件可以结合问题5一起分析</text:span></text:span></text:p>
      <text:p text:style-name="P15"><text:span text:style-name="Source_20_Text"><text:span text:style-name="T42"/></text:span></text:p>
      <text:p text:style-name="P15"><text:span text:style-name="Source_20_Text"><text:span text:style-name="T42">最后把这些新的内容，更新续到</text:span></text:span><text:span text:style-name="Source_20_Text"><text:span text:style-name="T36">osp_npu_1.3B_summary.md </text:span></text:span><text:span text:style-name="Source_20_Text"><text:span text:style-name="T35">中</text:span></text:span></text:p>
      <text:p text:style-name="P15"><text:span text:style-name="Source_20_Text"><text:span text:style-name="T45"/></text:span></text:p>
      <text:p text:style-name="P15"><text:span text:style-name="Source_20_Text"><text:span text:style-name="T45"/></text:span></text:p>
      <text:p text:style-name="P15"><text:span text:style-name="Source_20_Text"><text:span text:style-name="T45"/></text:span></text:p>
      <text:p text:style-name="P15"><text:span text:style-name="Source_20_Text"><text:span text:style-name="T45"/></text:span></text:p>
      <text:p text:style-name="P15"><text:span text:style-name="Source_20_Text"><text:span text:style-name="T45">继续修改</text:span></text:span><text:span text:style-name="Source_20_Text"><text:span text:style-name="T46">， </text:span></text:span></text:p>
      <text:p text:style-name="P16"><text:span text:style-name="Source_20_Text"><text:span text:style-name="T46">1. 在原先的基础上，请将hif8类似的修改， 施加到attention核心计算层， 写一个单独的文件hif8_attention.py <text:s text:c="2"/>并且适当修改osp_next.py, 然后将现在这版只有hif8_linear的改名备份且改名为osp_next_hif8_linear.py <text:s text:c="4"/>同理按照相应的方式已备份现有的osp_1_3b_hif8.yaml <text:s text:c="2"/>并改名为osp_1_3b_hif8_linear.yaml</text:span></text:span><text:span text:style-name="Source_20_Text"><text:span text:style-name="T36">, 同时</text:span></text:span><text:span text:style-name="Source_20_Text"><text:span text:style-name="T37">将新的兼容hif8_atten的yaml命名为osp_1_3b_hif8_linear_atten.yaml</text:span></text:span></text:p>
      <text:p text:style-name="P16"><text:span text:style-name="Source_20_Text"><text:span text:style-name="T37"/></text:span></text:p>
      <text:p text:style-name="P16"><text:span text:style-name="Source_20_Text"><text:span text:style-name="T37">2. <text:s/>同时更新说明文档osp_npu_1.3B_summary中有改变的部分</text:span></text:span></text:p>
      <text:p text:style-name="P16"><text:span text:style-name="Source_20_Text"><text:span text:style-name="T37"/></text:span></text:p>
      <text:p text:style-name="P17"><text:soft-page-break/><text:span text:style-name="Source_20_Text"><text:span text:style-name="T38">继续追问， 话说你提到了：</text:span></text:span></text:p>
      <text:p text:style-name="P17"><text:span text:style-name="Source_20_Text"><text:span text:style-name="T38">“ FSDP (size=8) → </text:span></text:span><text:span text:style-name="Source_20_Text"><text:span text:style-name="T39">切分 模型权重 </text:span></text:span><text:span text:style-name="Source_20_Text"><text:span text:style-name="T38">W │</text:span></text:span></text:p>
      <text:p text:style-name="P6">│ <text:span text:style-name="T8">每张卡存 </text:span><text:span text:style-name="T5">1/8 </text:span><text:span text:style-name="T8">的权重，前向时通过 </text:span><text:span text:style-name="T5">all_gather </text:span><text:span text:style-name="T8">拼回完整权重 │</text:span></text:p>
      <text:p text:style-name="P17"><text:span text:style-name="T13">│ </text:span><text:span text:style-name="T14">与序列长度无关！ ” <text:s text:c="3"/>我想知道那fsdp切得是权重的话， 再结合上还有cp切分， 那么算linear时候单卡上是全部seq*全部权重吗？ 如果不是， 那么单卡上计算时候是怎么样的，然后是使用allgather再通信还是怎样？ <text:s text:c="2"/>类似的过程在attention的计算前后是怎样的， 将transpose这些也带上分别分析清楚。 <text:s/>同时将这些内容更新到</text:span><text:span text:style-name="Source_20_Text"><text:span text:style-name="T40">osp_npu_1.3B_summary <text:s/>的</text:span></text:span><text:span text:style-name="Source_20_Text"><text:span text:style-name="T52">### FSDP vs CP</text:span></text:span><text:span text:style-name="Source_20_Text"><text:span text:style-name="T53">：操作对象完全不同</text:span></text:span></text:p>
      <text:p text:style-name="P8"><text:span text:style-name="Source_20_Text"><text:span text:style-name="T51">这个部分</text:span></text:span></text:p>
      <text:p text:style-name="P16"><text:span text:style-name="Source_20_Text"><text:span text:style-name="T38"/></text:span></text:p>
      <text:p text:style-name="P19"/>
      <text:p text:style-name="P19"/>
      <text:p text:style-name="P20">追问：</text:p>
      <text:p text:style-name="P20">dual_end <text:s text:c="2"/>模式下block怎么分布？ <text:s text:c="2"/>我发现反向部分的profiling结果 <text:s/>flash_attention 的前四个和后四个都非常大， 显著高于中间的， 这是正常的吗？ 是因为full_block高于那些稀疏化后的block吗？我采用的设置是sckiparse=2， fsdp=8。 <text:s/>将结果更新到<text:span text:style-name="Source_20_Text"><text:span text:style-name="T37">osp_npu_1.3B_summary</text:span></text:span><text:span text:style-name="Source_20_Text"><text:span text:style-name="T41">中</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style:font-face style:name="Lohit Devanagari1" svg:font-family="'Lohit Devanagari'"/>
    <style:font-face style:name="apple-system" svg:font-family="apple-system, BlinkMacSystemFont, 'Segoe WPC', 'Segoe UI', system-ui, Ubuntu, 'Droid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4-08T14:54:50.209306320</meta:creation-date>
    <meta:editing-duration>PT3H52M37S</meta:editing-duration>
    <meta:editing-cycles>10</meta:editing-cycles>
    <meta:generator>LibreOffice/6.4.7.2$Linux_X86_64 LibreOffice_project/40$Build-2</meta:generator>
    <dc:date>2026-04-10T00:01:52.211887314</dc:date>
    <meta:document-statistic meta:table-count="0" meta:image-count="0" meta:object-count="0" meta:page-count="3" meta:paragraph-count="37" meta:word-count="1890" meta:character-count="4054" meta:non-whitespace-character-count="3742"/>
  </office:meta>
</office:document-meta>
</file>